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ystemProperties.setProperties( Map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temProperties.afterPropertiesSe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ystemProperties.get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